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1.59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1.597cm"/>
    </style:style>
    <style:style style:name="gr4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false" fo:min-height="0.597cm" fo:min-width="1.12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.407cm"/>
    </style:style>
    <style:style style:name="gr7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Fine_20_Dott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3.414cm"/>
    </style:style>
    <style:style style:name="gr11" style:family="graphic" style:parent-style-name="standard">
      <style:graphic-properties draw:stroke="solid" draw:stroke-dash="Fine_20_Dotted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stroke-dash="Fine_20_Dotted" draw:fill="none" fo:min-height="0.714cm"/>
    </style:style>
    <style:style style:name="gr13" style:family="graphic" style:parent-style-name="standard">
      <style:graphic-properties draw:stroke="none" draw:stroke-dash="Fine_20_Dott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Verdana" style:font-family-generic="swiss" style:font-pitch="variable" fo:font-size="10pt" fo:language="en" fo:country="US" style:language-asian="en" style:country-asian="US" style:font-family-complex="Verdana" style:font-family-generic-complex="swiss" style:font-pitch-complex="variable" style:font-size-complex="5.699999809265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508cm" svg:height="3.508cm" svg:x="3.097cm" svg:y="4.842cm">
            <text:p text:style-name="P1">PC</text:p>
          </draw:rect>
          <draw:frame draw:style-name="gr2" draw:layer="layout" svg:width="3.154cm" svg:height="0.674cm" svg:x="3.36cm" svg:y="7.25cm">
            <draw:text-box>
              <text:p><text:span text:style-name="T1">192.168.1.253</text:span></text:p>
            </draw:text-box>
          </draw:frame>
          <draw:frame draw:style-name="gr2" draw:layer="layout" svg:width="3.154cm" svg:height="0.674cm" svg:x="3.333cm" svg:y="4.867cm">
            <draw:text-box>
              <text:p><text:span text:style-name="T1">8.8.8.8 Google</text:span></text:p>
            </draw:text-box>
          </draw:frame>
          <draw:frame draw:style-name="gr3" draw:layer="layout" svg:width="3.546cm" svg:height="0.674cm" svg:x="3.148cm" svg:y="5.437cm">
            <draw:text-box>
              <text:p><text:span text:style-name="T1">194.74.65.58 BT</text:span></text:p>
            </draw:text-box>
          </draw:frame>
          <draw:frame draw:style-name="gr4" draw:text-style-name="P2" draw:layer="layout" svg:width="1.621cm" svg:height="0.847cm" svg:x="1.628cm" svg:y="5.08cm">
            <draw:text-box>
              <text:p><text:span text:style-name="T2">DNS</text:span></text:p>
            </draw:text-box>
          </draw:frame>
        </draw:g>
        <draw:rect draw:style-name="gr1" draw:text-style-name="P1" draw:layer="layout" svg:width="6.475cm" svg:height="1.998cm" svg:x="5.599cm" svg:y="9.591cm">
          <text:p text:style-name="P1">Switch</text:p>
        </draw:rect>
        <draw:line draw:style-name="gr5" draw:text-style-name="P1" draw:layer="layout" svg:x1="6.111cm" svg:y1="8.361cm" svg:x2="6.111cm" svg:y2="9.605cm">
          <text:p/>
        </draw:line>
        <draw:g>
          <draw:rect draw:style-name="gr1" draw:text-style-name="P1" draw:layer="layout" svg:width="3.481cm" svg:height="3.481cm" svg:x="10.734cm" svg:y="4.869cm">
            <text:p text:style-name="P1">Controller</text:p>
          </draw:rect>
          <draw:frame draw:style-name="gr6" draw:layer="layout" svg:width="3.131cm" svg:height="0.674cm" svg:x="10.891cm" svg:y="7.244cm">
            <draw:text-box>
              <text:p><text:span text:style-name="T1">192.168.1.252</text:span></text:p>
            </draw:text-box>
          </draw:frame>
        </draw:g>
        <draw:line draw:style-name="gr5" draw:text-style-name="P1" draw:layer="layout" svg:x1="11.456cm" svg:y1="8.388cm" svg:x2="11.456cm" svg:y2="9.631cm">
          <text:p/>
        </draw:line>
        <draw:line draw:style-name="gr7" draw:text-style-name="P1" draw:layer="layout" svg:x1="1cm" svg:y1="14.393cm" svg:x2="20cm" svg:y2="14.393cm">
          <text:p/>
        </draw:line>
        <draw:rect draw:style-name="gr1" draw:text-style-name="P1" draw:layer="layout" svg:width="6.475cm" svg:height="1.998cm" svg:x="5.6cm" svg:y="9.591cm">
          <text:p text:style-name="P1">Switch</text:p>
        </draw:rect>
        <draw:rect draw:style-name="gr1" draw:text-style-name="P1" draw:layer="layout" svg:width="3.783cm" svg:height="2.677cm" svg:x="6.932cm" svg:y="16.088cm">
          <text:p text:style-name="P1">Router</text:p>
        </draw:rect>
        <draw:frame draw:style-name="gr8" draw:layer="layout" svg:width="3.127cm" svg:height="0.674cm" svg:x="7.276cm" svg:y="16.195cm">
          <draw:text-box>
            <text:p><text:span text:style-name="T1">192.168.1.254</text:span></text:p>
          </draw:text-box>
        </draw:frame>
        <draw:line draw:style-name="gr9" draw:text-style-name="P1" draw:layer="layout" svg:x1="8.572cm" svg:y1="11.588cm" svg:x2="8.572cm" svg:y2="16.061cm">
          <text:p/>
        </draw:line>
        <draw:frame draw:style-name="gr10" draw:layer="layout" svg:width="2.539cm" svg:height="0.674cm" svg:x="7.541cm" svg:y="17.821cm">
          <draw:text-box>
            <text:p><text:span text:style-name="T1">Internet IP</text:span></text:p>
          </draw:text-box>
        </draw:frame>
        <draw:line draw:style-name="gr11" draw:text-style-name="P1" draw:layer="layout" svg:x1="8.731cm" svg:y1="18.839cm" svg:x2="8.731cm" svg:y2="21.061cm">
          <text:p/>
        </draw:line>
        <draw:frame draw:style-name="gr12" draw:text-style-name="P1" draw:layer="layout" svg:width="3.419cm" svg:height="0.964cm" svg:x="7.022cm" svg:y="21.24cm">
          <draw:text-box>
            <text:p text:style-name="P1">The World</text:p>
          </draw:text-box>
        </draw:frame>
        <draw:g>
          <draw:rect draw:style-name="gr1" draw:text-style-name="P1" draw:layer="layout" svg:width="3.508cm" svg:height="3.508cm" svg:x="1.404cm" svg:y="15.928cm">
            <text:p text:style-name="P1">PC</text:p>
          </draw:rect>
          <draw:frame draw:style-name="gr2" draw:layer="layout" svg:width="3.154cm" svg:height="0.674cm" svg:x="1.667cm" svg:y="18.336cm">
            <draw:text-box>
              <text:p><text:span text:style-name="T1">192.168.1.xxx</text:span></text:p>
            </draw:text-box>
          </draw:frame>
        </draw:g>
        <draw:line draw:style-name="gr9" draw:text-style-name="P1" draw:layer="layout" svg:x1="4.921cm" svg:y1="17.622cm" svg:x2="6.985cm" svg:y2="17.622cm">
          <text:p/>
        </draw:line>
        <draw:frame draw:style-name="gr13" draw:text-style-name="P3" draw:layer="layout" svg:width="3.055cm" svg:height="0.725cm" svg:x="11.721cm" svg:y="17.568cm">
          <draw:text-box>
            <text:p><text:span text:style-name="T3">DHCP Server</text:span></text:p>
          </draw:text-box>
        </draw:frame>
        <draw:frame draw:style-name="gr13" draw:text-style-name="P4" draw:layer="layout" svg:width="6.149cm" svg:height="0.725cm" svg:x="1.878cm" svg:y="23.76cm">
          <draw:text-box>
            <text:p><text:span text:style-name="T4">This is called the Lock Scre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eal Arundale</meta:initial-creator>
    <meta:creation-date>2015-05-14T12:08:42.32</meta:creation-date>
    <dc:date>2015-05-14T17:19:30.95</dc:date>
    <dc:creator>Neal Arundale</dc:creator>
    <meta:editing-duration>PT03H55M25S</meta:editing-duration>
    <meta:editing-cycles>1</meta:editing-cycles>
    <meta:document-statistic meta:object-count="26"/>
    <meta:generator>OpenOffice.org/3.2$Win32 OpenOffice.org_project/320m12$Build-9483</meta:generator>
  </office:meta>
</office:document-meta>
</file>